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LECT * FROM escuela.alumnos;<text:line-break/><text:line-break/>SELECT * FROM alumnos a WHERE a.nombre = 'Jonatan';<text:line-break/><text:line-break/>SELECT id_alumno, nombre, apellido, fecha_nac FROM alumnos WHERE nombre = "Jonatan";<text:line-break/><text:line-break/>Alter table alumnos<text:line-break/>change column id_alumno id_alumno int not null auto_increment;<text:line-break/><text:line-break/><text:line-break/>SHOW TABLE STATUS LIKE 'alumnos';<text:line-break/><text:line-break/>SELECT Auto_increment <text:line-break/>FROM information_schema.tables <text:line-break/>WHERE table_schema = 'escuela' <text:line-break/> <text:s/>AND table_name = 'alumnos'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S</meta:editing-duration>
    <meta:editing-cycles>3</meta:editing-cycles>
    <meta:generator>OpenOffice/4.1.14$Win32 OpenOffice.org_project/4114m1$Build-9811</meta:generator>
    <dc:date>2024-08-05T22:19:02.96</dc:date>
    <meta:document-statistic meta:table-count="0" meta:image-count="0" meta:object-count="0" meta:page-count="1" meta:paragraph-count="1" meta:word-count="52" meta:character-count="407"/>
    <dc:creator>jona poste</dc:creator>
    <meta:user-defined meta:name="Info 1"/>
    <meta:user-defined meta:name="Info 2"/>
    <meta:user-defined meta:name="Info 3"/>
    <meta:user-defined meta:name="Info 4"/>
  </office:meta>
</office:document-meta>
</file>